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cm" svg:stroke-color="#000000" draw:marker-start-width="0.05cm" draw:marker-end="Arrowheads_20_2" draw:marker-end-width="0.24cm" draw:marker-end-center="false" draw:stroke-linejoin="round" draw:fill="none" draw:fill-color="#ffffff" draw:textarea-horizontal-align="left" draw:textarea-vertical-align="top" draw:auto-grow-height="false" fo:padding-top="0.08cm" fo:padding-bottom="0.08cm" fo:padding-left="0.2cm" fo:padding-right="0.2cm" fo:wrap-option="wrap"/>
    </style:style>
    <style:style style:name="gr5" style:family="graphic" style:parent-style-name="standard">
      <style:graphic-properties draw:stroke="solid" svg:stroke-width="0.03cm" svg:stroke-color="#000000" draw:marker-start-width="0.05cm" draw:marker-end-width="0.05cm" draw:stroke-linejoin="round" draw:fill="none" draw:fill-color="#ffffff" draw:textarea-horizontal-align="left" draw:textarea-vertical-align="middle" draw:auto-grow-height="false" fo:padding-top="0.08cm" fo:padding-bottom="0.08cm" fo:padding-left="0.2cm" fo:padding-right="0.2cm" fo:wrap-option="no-wrap"/>
    </style:style>
    <style:style style:name="gr6" style:family="graphic" style:parent-style-name="standard">
      <style:graphic-properties draw:stroke="none" draw:fill="none" fo:min-height="0.557cm"/>
    </style:style>
    <style:style style:name="gr7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</style:style>
    <style:style style:name="P3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6" style:family="paragraph">
      <style:paragraph-properties style:writing-mode="lr-tb" style:font-independent-line-spacing="true"/>
      <style:text-properties fo:font-family="Arial" style:font-family-generic="swiss" fo:font-size="14pt" style:font-size-asian="14pt" style:font-size-complex="14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 style:font-independent-line-spacing="true"/>
      <style:text-properties fo:font-family="arial" style:font-family-generic="swiss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95%" fo:text-indent="0cm" style:punctuation-wrap="hanging" style:line-break="strict" style:writing-mode="lr-tb"/>
      <style:text-properties fo:font-size="14pt" style:font-size-asian="14pt" style:font-size-complex="14pt"/>
    </style:style>
    <style:style style:name="P10" style:family="paragraph">
      <style:paragraph-properties fo:text-align="center"/>
    </style:style>
    <style:style style:name="T1" style:family="text">
      <style:text-properties fo:color="#333333" style:text-position="0% 100%" fo:font-family="Arial" style:font-family-generic="swiss" style:font-pitch="variable" fo:font-size="14pt" fo:language="es" fo:country="ES" style:font-family-asian="'Arial Unicode MS'" style:font-pitch-asian="variable" style:font-size-asian="14pt" style:font-family-complex="'Arial Unicode MS'" style:font-pitch-complex="variable" style:font-size-complex="14pt"/>
    </style:style>
    <style:style style:name="T2" style:family="text">
      <style:text-properties fo:color="#333333" style:text-position="0% 100%" fo:font-family="Arial" style:font-family-generic="swiss" style:font-pitch="variable" fo:font-size="14pt" fo:language="es" fo:country="ES" fo:font-weight="normal" style:font-family-asian="'Arial Unicode MS'" style:font-pitch-asian="variable" style:font-size-asian="14pt" style:font-weight-asian="normal" style:font-family-complex="'Arial Unicode MS'" style:font-pitch-complex="variable" style:font-size-complex="14pt" style:font-weight-complex="normal"/>
    </style:style>
    <style:style style:name="T3" style:family="text">
      <style:text-properties fo:color="#333333" style:text-position="0% 100%" fo:font-family="Arial" style:font-family-generic="swiss" fo:font-size="14pt" fo:language="es" fo:country="ES" fo:font-weight="normal" style:font-family-asian="'Arial Unicode MS'" style:font-pitch-asian="variable" style:font-size-asian="14pt" style:font-weight-asian="normal" style:font-family-complex="'Arial Unicode MS'" style:font-pitch-complex="variable" style:font-size-complex="14pt" style:font-weight-complex="normal"/>
    </style:style>
    <style:style style:name="T4" style:family="text">
      <style:text-properties fo:font-family="arial" style:font-family-generic="swiss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.161cm" svg:height="1.001cm" svg:x="2.024cm" svg:y="1.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0.807cm" svg:x="8.585cm" svg:y="2.09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891cm" svg:height="0.807cm" svg:x="5.094cm" svg:y="1.8cm">
          <text:list text:style-name="L1">
            <text:list-header>
              <text:p text:style-name="P2"><text:span text:style-name="T1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4.739cm" svg:y1="2.602cm" svg:x2="7.385cm" svg:y2="2.607cm">
          <text:p/>
        </draw:line>
        <draw:custom-shape draw:style-name="gr1" draw:text-style-name="P5" draw:layer="layout" svg:width="4cm" svg:height="0.807cm" svg:x="1.385cm" svg:y="6.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3.999cm" svg:height="0.807cm" svg:x="3.186cm" svg:y="3.793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2.985cm" svg:y1="3.001cm" svg:x2="2.985cm" svg:y2="5.799cm">
          <text:p/>
        </draw:line>
        <draw:custom-shape draw:style-name="gr5" draw:text-style-name="P6" draw:layer="layout" svg:width="5cm" svg:height="1.001cm" svg:x="1.185cm" svg:y="5.799cm">
          <text:p text:style-name="P2"><text:span text:style-name="T3">ATP bi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3.4cm" svg:height="1.001cm" svg:x="6.985cm" svg:y="3.793cm">
          <text:p text:style-name="P7"><text:span text:style-name="T4">Cell cyc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185cm" svg:y1="6.2cm" svg:x2="7.385cm" svg:y2="4.6cm">
          <text:p/>
        </draw:line>
        <draw:frame draw:style-name="gr6" draw:text-style-name="P9" draw:layer="layout" svg:width="4.278cm" svg:height="0.807cm" svg:x="6.707cm" svg:y="5.2cm">
          <draw:text-box>
            <text:p text:style-name="P2"><text:span text:style-name="T1">part_of</text:span></text:p>
          </draw:text-box>
        </draw:frame>
        <draw:custom-shape draw:style-name="gr7" draw:text-style-name="P3" draw:layer="layout" svg:width="3.501cm" svg:height="1.001cm" svg:x="1.284cm" svg:y="2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cm" svg:height="0.901cm" svg:x="7.385cm" svg:y="2.099cm">
          <text:p text:style-name="P7"><text:span text:style-name="T4">3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1cm" svg:height="0.807cm" svg:x="8.571cm" svg:y="2.099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4.891cm" svg:height="0.807cm" svg:x="5.08cm" svg:y="1.8cm">
          <text:list text:style-name="L1">
            <text:list-header>
              <text:p text:style-name="P2"><text:span text:style-name="T1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4.725cm" svg:y1="2.602cm" svg:x2="7.371cm" svg:y2="2.607cm">
          <text:p/>
        </draw:line>
        <draw:custom-shape draw:style-name="gr1" draw:text-style-name="P1" draw:layer="layout" svg:width="2.161cm" svg:height="0.807cm" svg:x="21.886cm" svg:y="5.499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0.807cm" svg:x="21.872cm" svg:y="5.499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1.001cm" svg:x="16.224cm" svg:y="1.2cm">
          <text:p/>
          <draw:enhanced-geometry svg:viewBox="0 0 21600 21600" draw:type="mso-spt202" draw:enhanced-path="M 0 0 L 21600 0 21600 21600 0 21600 0 0 Z N"/>
        </draw:custom-shape>
        <draw:custom-shape draw:style-name="gr1" draw:text-style-name="P3" draw:layer="layout" svg:width="4.891cm" svg:height="0.807cm" svg:x="19.294cm" svg:y="1.8cm">
          <text:p/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8.939cm" svg:y1="2.602cm" svg:x2="21.585cm" svg:y2="2.607cm">
          <text:p/>
        </draw:line>
        <draw:custom-shape draw:style-name="gr7" draw:text-style-name="P3" draw:layer="layout" svg:width="3.501cm" svg:height="1.001cm" svg:x="15.484cm" svg:y="2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cm" svg:height="0.901cm" svg:x="21.585cm" svg:y="2.099cm">
          <text:p text:style-name="P7"><text:span text:style-name="T4">?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4.891cm" svg:height="0.807cm" svg:x="19.28cm" svg:y="1.8cm">
          <text:list text:style-name="L1">
            <text:list-header>
              <text:p text:style-name="P2"><text:span text:style-name="T1">?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8.925cm" svg:y1="2.602cm" svg:x2="21.571cm" svg:y2="2.607cm">
          <text:p/>
        </draw:line>
        <draw:line draw:style-name="gr8" draw:text-style-name="P10" draw:layer="layout" svg:x1="13.985cm" svg:y1="2.8cm" svg:x2="11.385cm" svg:y2="2.8cm">
          <text:p/>
        </draw:line>
        <draw:line draw:style-name="gr8" draw:text-style-name="P10" draw:layer="layout" svg:x1="11.585cm" svg:y1="4.8cm" svg:x2="13.985cm" svg:y2="4.8cm">
          <text:p/>
        </draw:line>
        <draw:custom-shape draw:style-name="gr1" draw:text-style-name="P1" draw:layer="layout" svg:width="2.161cm" svg:height="1.001cm" svg:x="16.024cm" svg:y="3.4cm">
          <text:p/>
          <draw:enhanced-geometry svg:viewBox="0 0 21600 21600" draw:type="mso-spt202" draw:enhanced-path="M 0 0 L 21600 0 21600 21600 0 21600 0 0 Z N"/>
        </draw:custom-shape>
        <draw:line draw:style-name="gr3" draw:text-style-name="P4" draw:layer="layout" svg:x1="18.739cm" svg:y1="4.802cm" svg:x2="21.385cm" svg:y2="4.807cm">
          <text:p/>
        </draw:line>
        <draw:custom-shape draw:style-name="gr7" draw:text-style-name="P3" draw:layer="layout" svg:width="3.501cm" svg:height="1.001cm" svg:x="15.284cm" svg:y="4.2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2cm" svg:height="0.901cm" svg:x="21.385cm" svg:y="4.299cm">
          <text:p text:style-name="P7"><text:span text:style-name="T4">3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725cm" svg:y1="4.802cm" svg:x2="21.371cm" svg:y2="4.807cm">
          <text:p/>
        </draw:line>
        <draw:custom-shape draw:style-name="gr2" draw:text-style-name="P3" draw:layer="layout" svg:width="4.891cm" svg:height="0.807cm" svg:x="19.094cm" svg:y="3.993cm">
          <text:list text:style-name="L1">
            <text:list-header>
              <text:p text:style-name="P2"><text:span text:style-name="T1">length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" draw:text-style-name="P4" draw:layer="layout" svg:x1="17.385cm" svg:y1="6.998cm" svg:x2="22.385cm" svg:y2="6.998cm">
          <text:p/>
        </draw:line>
        <draw:custom-shape draw:style-name="gr5" draw:text-style-name="P6" draw:layer="layout" svg:width="5cm" svg:height="1.001cm" svg:x="22.385cm" svg:y="6.504cm">
          <text:p text:style-name="P2"><text:span text:style-name="T3">ATP bi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501cm" svg:height="1.001cm" svg:x="13.884cm" svg:y="6.597cm">
          <text:p text:style-name="P2"><text:span text:style-name="T2">Q5SIF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3.999cm" svg:height="0.807cm" svg:x="17.985cm" svg:y="6.198cm">
          <text:list text:style-name="L1">
            <text:list-header>
              <text:p text:style-name="P2"><text:span text:style-name="T2">participates_i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.161cm" svg:height="1.001cm" svg:x="15.925cm" svg:y="5.799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2" draw:display-name="Arrowheads 2" svg:viewBox="0 0 390 390" svg:d="m195 0 195 390h-39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08T10:32:43</meta:creation-date>
    <dc:date>2013-03-08T10:33:37</dc:date>
    <dc:creator>Mikel Aranguren</dc:creator>
    <meta:editing-duration>P0D</meta:editing-duration>
    <meta:editing-cycles>1</meta:editing-cycles>
    <meta:document-statistic meta:object-count="61"/>
    <meta:generator>LibreOffice/3.5$Linux_X86_64 LibreOffice_project/350m1$Build-2</meta:generator>
  </office:meta>
</office:document-meta>
</file>